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Towards harmonized simulation APIs in PaNOSC-ViNYL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arsten Fortmann-Grote</text:p>
            <text:p>PaNOSC WP5 lead</text:p>
            <text:p/>
            <text:p>Jan. 20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I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e <text:a xlink:href="https://github.com/PaNOSC-ViNYL/ViNYL-project/blob/master/Docs/Reports/TDR/API/specifications.md" xlink:type="simple">TDR on github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imulation frameworks and codes to <text:s/>develop/harmonize APIs f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XFELs: SIMEX</text:p>
              </text:list-item>
              <text:list-item>
                <text:p>Neutron Facilities: McStas/McStasScript</text:p>
              </text:list-item>
              <text:list-item>
                <text:p>Synchrotrons: Shadow3, SRW</text:p>
              </text:list-item>
              <text:list-item>
                <text:p>Laser based x-rays: Partially in SIMEX</text:p>
              </text:list-item>
              <text:list-item>
                <text:p>Laser based neutrons: TB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sign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view/edit specifications.md</text:p>
              </text:list-item>
              <text:list-item>
                <text:p>Some <text:a xlink:href="https://github.com/PaNOSC-ViNYL/ViNYL-project/issues" xlink:type="simple">gh issues</text:a><text:s/>already assigned. Please review!</text:p>
              </text:list-item>
              <text:list-item>
                <text:p>Also see <text:a xlink:href="https://github.com/PaNOSC-ViNYL/ViNYL-project/projects" xlink:type="simple">gh projects</text:a>.</text:p>
              </text:list-item>
              <text:list-item>
                <text:p>Define tasks for your work area, add/edit gh issues.</text:p>
              </text:list-item>
              <text:list-item>
                <text:p>Due Feb. 3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sten Fortmann-Grote</meta:initial-creator>
    <meta:creation-date>2020-01-16T05:42:09.080592108</meta:creation-date>
    <dc:date>2020-01-16T05:57:26.078643315</dc:date>
    <dc:creator>Carsten Fortmann-Grote</dc:creator>
    <meta:editing-duration>PT5M6S</meta:editing-duration>
    <meta:editing-cycles>3</meta:editing-cycles>
    <meta:generator>LibreOffice/6.2.0.3$Linux_X86_64 LibreOffice_project/98c6a8a1c6c7b144ce3cc729e34964b47ce25d62</meta:generator>
    <meta:document-statistic meta:object-count="37"/>
  </office:meta>
</office:document-meta>
</file>